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tion" table:style-name="ta1">
        <table:shapes>
          <draw:frame draw:z-index="0" draw:style-name="gr1" draw:text-style-name="P1" svg:width="159.99mm" svg:height="89.99mm" svg:x="37.66mm" svg:y="5.51mm">
            <loext:p draw:notify-on-update-of-ranges="evaluation.A2:evaluation.A30 evaluation.B2:evaluation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27.5" calcext:value-type="float">
            <text:p>2,75E+01</text:p>
          </table:table-cell>
          <table:table-cell table:number-columns-repeated="2"/>
        </table:table-row>
        <table:table-row table:style-name="ro1">
          <table:table-cell office:value-type="float" office:value="36.4001953154926" calcext:value-type="float">
            <text:p>3,64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39.1563729991236" calcext:value-type="float">
            <text:p>3,92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41.1023037587784" calcext:value-type="float">
            <text:p>4,11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44.4338144722435" calcext:value-type="float">
            <text:p>4,44E+01</text:p>
          </table:table-cell>
          <table:table-cell office:value-type="float" office:value="40" calcext:value-type="float">
            <text:p>4,00E+01</text:p>
          </table:table-cell>
          <table:table-cell/>
          <table:table-cell office:value-type="string" calcext:value-type="string">
            <text:p>Tag 700, alle Tanken; 5000 Samples</text:p>
          </table:table-cell>
        </table:table-row>
        <table:table-row table:style-name="ro1">
          <table:table-cell office:value-type="float" office:value="42.675805898777" calcext:value-type="float">
            <text:p>4,27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42.1924252120297" calcext:value-type="float">
            <text:p>4,22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35.0120438013668" calcext:value-type="float">
            <text:p>3,50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39.7924133253439" calcext:value-type="float">
            <text:p>3,98E+01</text:p>
          </table:table-cell>
          <table:table-cell office:value-type="float" office:value="50" calcext:value-type="float">
            <text:p>5,00E+01</text:p>
          </table:table-cell>
          <table:table-cell table:number-columns-repeated="2"/>
        </table:table-row>
        <table:table-row table:style-name="ro1">
          <table:table-cell office:value-type="float" office:value="37.9179622444293" calcext:value-type="float">
            <text:p>3,79E+01</text:p>
          </table:table-cell>
          <table:table-cell office:value-type="float" office:value="60" calcext:value-type="float">
            <text:p>6,00E+01</text:p>
          </table:table-cell>
          <table:table-cell table:number-columns-repeated="2"/>
        </table:table-row>
        <table:table-row table:style-name="ro1">
          <table:table-cell office:value-type="float" office:value="39.1844414638111" calcext:value-type="float">
            <text:p>3,92E+01</text:p>
          </table:table-cell>
          <table:table-cell office:value-type="float" office:value="60" calcext:value-type="float">
            <text:p>6,00E+01</text:p>
          </table:table-cell>
          <table:table-cell table:number-columns-repeated="2"/>
        </table:table-row>
        <table:table-row table:style-name="ro1">
          <table:table-cell office:value-type="float" office:value="44.7807748316683" calcext:value-type="float">
            <text:p>4,48E+01</text:p>
          </table:table-cell>
          <table:table-cell office:value-type="float" office:value="55" calcext:value-type="float">
            <text:p>5,50E+01</text:p>
          </table:table-cell>
          <table:table-cell table:number-columns-repeated="2"/>
        </table:table-row>
        <table:table-row table:style-name="ro1">
          <table:table-cell office:value-type="float" office:value="44.6747072433441" calcext:value-type="float">
            <text:p>4,47E+01</text:p>
          </table:table-cell>
          <table:table-cell office:value-type="float" office:value="60" calcext:value-type="float">
            <text:p>6,00E+01</text:p>
          </table:table-cell>
          <table:table-cell table:number-columns-repeated="2"/>
        </table:table-row>
        <table:table-row table:style-name="ro1">
          <table:table-cell office:value-type="float" office:value="44.8177528392063" calcext:value-type="float">
            <text:p>4,48E+01</text:p>
          </table:table-cell>
          <table:table-cell office:value-type="float" office:value="60" calcext:value-type="float">
            <text:p>6,00E+01</text:p>
          </table:table-cell>
          <table:table-cell table:number-columns-repeated="2"/>
        </table:table-row>
        <table:table-row table:style-name="ro1">
          <table:table-cell office:value-type="float" office:value="47.3650148695299" calcext:value-type="float">
            <text:p>4,74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47.6763111589377" calcext:value-type="float">
            <text:p>4,77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51.5822791210474" calcext:value-type="float">
            <text:p>5,16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52.529159349629" calcext:value-type="float">
            <text:p>5,25E+01</text:p>
          </table:table-cell>
          <table:table-cell office:value-type="float" office:value="80" calcext:value-type="float">
            <text:p>8,00E+01</text:p>
          </table:table-cell>
          <table:table-cell table:number-columns-repeated="2"/>
        </table:table-row>
        <table:table-row table:style-name="ro1">
          <table:table-cell office:value-type="float" office:value="55.6713050113376" calcext:value-type="float">
            <text:p>5,57E+01</text:p>
          </table:table-cell>
          <table:table-cell office:value-type="float" office:value="90" calcext:value-type="float">
            <text:p>9,00E+01</text:p>
          </table:table-cell>
          <table:table-cell table:number-columns-repeated="2"/>
        </table:table-row>
        <table:table-row table:style-name="ro1">
          <table:table-cell office:value-type="float" office:value="56.1060318668554" calcext:value-type="float">
            <text:p>5,61E+01</text:p>
          </table:table-cell>
          <table:table-cell office:value-type="float" office:value="100" calcext:value-type="float">
            <text:p>1,00E+02</text:p>
          </table:table-cell>
          <table:table-cell table:number-columns-repeated="2"/>
        </table:table-row>
        <table:table-row table:style-name="ro1">
          <table:table-cell office:value-type="float" office:value="55.3045364350649" calcext:value-type="float">
            <text:p>5,53E+01</text:p>
          </table:table-cell>
          <table:table-cell office:value-type="float" office:value="100" calcext:value-type="float">
            <text:p>1,00E+02</text:p>
          </table:table-cell>
          <table:table-cell table:number-columns-repeated="2"/>
        </table:table-row>
        <table:table-row table:style-name="ro1">
          <table:table-cell office:value-type="float" office:value="59.5385616976012" calcext:value-type="float">
            <text:p>5,95E+01</text:p>
          </table:table-cell>
          <table:table-cell office:value-type="float" office:value="110" calcext:value-type="float">
            <text:p>1,10E+02</text:p>
          </table:table-cell>
          <table:table-cell table:number-columns-repeated="2"/>
        </table:table-row>
        <table:table-row table:style-name="ro1">
          <table:table-cell office:value-type="float" office:value="72.5210065542682" calcext:value-type="float">
            <text:p>7,25E+01</text:p>
          </table:table-cell>
          <table:table-cell office:value-type="float" office:value="130" calcext:value-type="float">
            <text:p>1,30E+02</text:p>
          </table:table-cell>
          <table:table-cell table:number-columns-repeated="2"/>
        </table:table-row>
        <table:table-row table:style-name="ro1">
          <table:table-cell office:value-type="float" office:value="79.4927524699933" calcext:value-type="float">
            <text:p>7,95E+01</text:p>
          </table:table-cell>
          <table:table-cell office:value-type="float" office:value="130" calcext:value-type="float">
            <text:p>1,30E+02</text:p>
          </table:table-cell>
          <table:table-cell table:number-columns-repeated="2"/>
        </table:table-row>
        <table:table-row table:style-name="ro1">
          <table:table-cell office:value-type="float" office:value="83.3891355213026" calcext:value-type="float">
            <text:p>8,34E+01</text:p>
          </table:table-cell>
          <table:table-cell office:value-type="float" office:value="130" calcext:value-type="float">
            <text:p>1,30E+02</text:p>
          </table:table-cell>
          <table:table-cell table:number-columns-repeated="2"/>
        </table:table-row>
        <table:table-row table:style-name="ro1">
          <table:table-cell office:value-type="float" office:value="75.2962434638005" calcext:value-type="float">
            <text:p>7,53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  <table:table-row table:style-name="ro1">
          <table:table-cell office:value-type="float" office:value="73.3573712435123" calcext:value-type="float">
            <text:p>7,34E+01</text:p>
          </table:table-cell>
          <table:table-cell office:value-type="float" office:value="130" calcext:value-type="float">
            <text:p>1,30E+02</text:p>
          </table:table-cell>
          <table:table-cell table:number-columns-repeated="2"/>
        </table:table-row>
        <table:table-row table:style-name="ro1">
          <table:table-cell office:value-type="float" office:value="80.8075430785715" calcext:value-type="float">
            <text:p>8,08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  <table:table-row table:style-name="ro1">
          <table:table-cell office:value-type="float" office:value="71.386064336469" calcext:value-type="float">
            <text:p>7,14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  <table:table-row table:style-name="ro1">
          <table:table-cell office:value-type="float" office:value="78.6365738374263" calcext:value-type="float">
            <text:p>7,86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0T16:51:12.137476680</dc:date>
    <meta:editing-duration>PT26S</meta:editing-duration>
    <meta:editing-cycles>1</meta:editing-cycles>
    <meta:document-statistic meta:table-count="1" meta:cell-count="6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952cm" style:legend-expansion="high" chart:style-name="ch2"/>
        <chart:plot-area chart:style-name="ch3" table:cell-range-address="evaluation.A2:evaluation.B30" svg:x="0.32cm" svg:y="0.18cm" svg:width="12.693cm" svg:height="8.64cm">
          <chartooo:coordinate-region svg:x="2.053cm" svg:y="0.379cm" svg:width="10.7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valuation.A2:evaluation.A30" chart:class="chart:line">
            <chart:data-point chart:repeated="29"/>
          </chart:series>
          <chart:series chart:style-name="ch8" chart:values-cell-range-address="evaluation.B2:evaluation.B30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4001953154926">
                <text:p>36.4001953154926</text:p>
                <draw:g>
                  <svg:desc>evaluation.A2:evaluation.A30</svg:desc>
                </draw:g>
              </table:table-cell>
              <table:table-cell office:value-type="float" office:value="40">
                <text:p>40</text:p>
                <draw:g>
                  <svg:desc>evaluation.B2:evaluation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1563729991236">
                <text:p>39.15637299912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1023037587784">
                <text:p>41.10230375877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4338144722435">
                <text:p>44.43381447224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675805898777">
                <text:p>42.6758058987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1924252120297">
                <text:p>42.19242521202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0120438013668">
                <text:p>35.01204380136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7924133253439">
                <text:p>39.79241332534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9179622444293">
                <text:p>37.91796224442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1844414638111">
                <text:p>39.1844414638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7807748316683">
                <text:p>44.78077483166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6747072433441">
                <text:p>44.6747072433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8177528392063">
                <text:p>44.81775283920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3650148695299">
                <text:p>47.36501486952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6763111589377">
                <text:p>47.67631115893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5822791210474">
                <text:p>51.58227912104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.529159349629">
                <text:p>52.5291593496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6713050113376">
                <text:p>55.67130501133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1060318668554">
                <text:p>56.1060318668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3045364350649">
                <text:p>55.3045364350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5385616976012">
                <text:p>59.53856169760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5210065542682">
                <text:p>72.52100655426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.4927524699933">
                <text:p>79.49275246999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.3891355213026">
                <text:p>83.38913552130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2962434638005">
                <text:p>75.29624346380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3573712435123">
                <text:p>73.35737124351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.8075430785715">
                <text:p>80.80754307857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.386064336469">
                <text:p>71.3860643364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6365738374263">
                <text:p>78.6365738374263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